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text-position="0% 100%"/>
    </style:style>
    <style:style style:name="P3" style:family="paragraph" style:parent-style-name="Standard">
      <style:paragraph-properties fo:break-before="auto" fo:break-after="auto"/>
      <style:text-properties fo:color="#000000" style:text-position="0% 100%"/>
    </style:style>
    <style:style style:name="P4" style:family="paragraph" style:parent-style-name="Standard">
      <style:paragraph-properties fo:break-before="auto" fo:break-after="auto"/>
      <style:text-properties fo:color="#000000" style:text-position="0% 100%" fo:font-style="normal" style:font-style-asian="normal"/>
    </style:style>
    <style:style style:name="P5"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style>
    <style:style style:name="P6" style:family="paragraph" style:parent-style-name="Standard" style:master-page-name="Standard">
      <style:paragraph-properties style:page-number="1" fo:break-before="auto" fo:break-after="auto"/>
    </style:style>
    <style:style style:name="T1" style:family="text">
      <style:text-properties style:text-position="0% 100%"/>
    </style:style>
    <style:style style:name="T2" style:family="text">
      <style:text-properties style:text-position="0% 100%" fo:font-weight="bold" style:font-weight-asian="bold"/>
    </style:style>
    <style:style style:name="T3" style:family="text">
      <style:text-properties fo:color="#ff0000" style:text-position="0% 100%"/>
    </style:style>
    <style:style style:name="T4" style:family="text">
      <style:text-properties fo:color="#ff0000" style:text-position="0% 100%" fo:font-style="normal" style:font-style-asian="normal"/>
    </style:style>
    <style:style style:name="T5" style:family="text">
      <style:text-properties fo:color="#ff0000" style:text-position="0% 100%" fo:font-style="italic" style:font-style-asian="italic"/>
    </style:style>
    <style:style style:name="T6" style:family="text">
      <style:text-properties fo:color="#ff6600" style:text-position="0% 100%"/>
    </style:style>
    <style:style style:name="T7" style:family="text">
      <style:text-properties fo:color="#ff6600" style:text-position="0% 100%" fo:font-style="normal" style:font-style-asian="normal"/>
    </style:style>
    <style:style style:name="T8" style:family="text">
      <style:text-properties fo:color="#ff6600" style:text-position="0% 100%" fo:font-style="italic" style:font-style-asian="italic"/>
    </style:style>
    <style:style style:name="T9" style:family="text">
      <style:text-properties fo:color="#008000" style:text-position="0% 100%"/>
    </style:style>
    <style:style style:name="T10" style:family="text">
      <style:text-properties fo:color="#008000" style:text-position="0% 100%" fo:font-style="normal" style:font-style-asian="normal"/>
    </style:style>
    <style:style style:name="T11" style:family="text">
      <style:text-properties fo:color="#008000" style:text-position="0% 100%" fo:font-style="italic" style:font-style-asian="italic"/>
    </style:style>
    <style:style style:name="T12" style:family="text">
      <style:text-properties fo:color="#0000ff" style:text-position="0% 100%"/>
    </style:style>
    <style:style style:name="T13" style:family="text">
      <style:text-properties fo:color="#0000ff" style:text-position="0% 100%" fo:font-style="normal" style:font-style-asian="normal"/>
    </style:style>
    <style:style style:name="T14" style:family="text">
      <style:text-properties fo:color="#3399ff" style:text-position="0% 100%"/>
    </style:style>
    <style:style style:name="T15" style:family="text">
      <style:text-properties fo:color="#3399ff" style:text-position="0% 100%" fo:font-style="normal" style:font-style-asian="normal"/>
    </style:style>
    <style:style style:name="T16" style:family="text">
      <style:text-properties fo:color="#000000" style:text-position="0% 100%"/>
    </style:style>
    <style:style style:name="T17" style:family="text">
      <style:text-properties fo:color="#000000" style:text-position="0% 100%" fo:font-style="italic" style:font-style-asian="italic"/>
    </style:style>
    <style:style style:name="T18" style:family="text">
      <style:text-properties fo:color="#000000" style:text-position="0% 100%" fo:font-style="normal" style:font-style-asian="normal"/>
    </style:style>
    <style:style style:name="T19" style:family="text">
      <style:text-properties fo:font-variant="normal" fo:text-transform="none" fo:color="#000000"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Ia! Ia! Cthulhu Ftagn! A Guide to the Elder Mythos Cultist</text:span></text:p>
      <text:p text:style-name="P2"/>
      <text:p text:style-name="P1"><text:span text:style-name="T1">The Elder Mythos cultist is a cleric archetype from Horror Adventures, based around worshipping the deities of what are popularly known as the Cthulhu Mythos. The Elder Mythos cultist changes a lot of the cleric features, completely eliminating any real skill at healing and changing your base casting stat.</text:span></text:p>
      <text:p text:style-name="P2"/>
      <text:p text:style-name="P1"><text:span text:style-name="T1">I'll use Treantmonk's usual color guide.</text:span></text:p>
      <text:p text:style-name="P1"><text:span text:style-name="T3">Red</text:span><text:span text:style-name="T1">: Crappy. Don't take this.</text:span></text:p>
      <text:p text:style-name="P1"><text:span text:style-name="T6">Orange</text:span><text:span text:style-name="T1">: Mediocre. You can take this, but it's not great.</text:span></text:p>
      <text:p text:style-name="P1"><text:span text:style-name="T9">Green</text:span><text:span text:style-name="T1">: Good. A fine choice.</text:span></text:p>
      <text:p text:style-name="P1"><text:span text:style-name="T12">Blue</text:span><text:span text:style-name="T1">: Excellent. Usually an optimal choice to take this.</text:span></text:p>
      <text:p text:style-name="P1"><text:span text:style-name="T14">Sky Blue</text:span><text:span text:style-name="T1">: Incredibly good.</text:span></text:p>
      <text:p text:style-name="P2"/>
      <text:p text:style-name="P1"><text:span text:style-name="T1">Sections:</text:span></text:p>
      <text:p text:style-name="P1"><text:span text:style-name="T1">1. Class Features and Party Role</text:span></text:p>
      <text:p text:style-name="P1"><text:span text:style-name="T1">2. Races</text:span></text:p>
      <text:p text:style-name="P1"><text:span text:style-name="T1">3. Domains &amp; Subdomains</text:span></text:p>
      <text:p text:style-name="P1"><text:span text:style-name="T1">4. Deities</text:span></text:p>
      <text:p text:style-name="P1"><text:span text:style-name="T1">5. Skills, Traits, and Feats</text:span></text:p>
      <text:p text:style-name="P2"/>
      <text:p text:style-name="P1"><text:span text:style-name="T2">1. Class Features</text:span></text:p>
      <text:p text:style-name="P2"/>
      <text:p text:style-name="P1"><text:soft-page-break/><text:span text:style-name="T1">Taken individually, most of these class features are not as good as the vanilla cleric. However, they sync up very well together.</text:span></text:p>
      <text:p text:style-name="P2"/>
      <text:p text:style-name="P1"><text:span text:style-name="T6">Alignment:</text:span><text:span text:style-name="T1"> You must be either chaotic neutral or chaotic evil. For many campaigns, that means chaotic neutral. This isn't that bad since most of the Great Old Ones or Outer Gods are chaotic evil anyway, and the rest are chaotic neutral or neutral evil.</text:span></text:p>
      <text:p text:style-name="P2"/>
      <text:p text:style-name="P1"><text:span text:style-name="T9">Deities:</text:span><text:span text:style-name="T16"> You must worship an Outer God (Azathoth, [Black Pharaoh], [Haunter of the Dark], Shub-Niggurath, Yog-Sothoth), or a Great Old One (Bokrug, Cthulhu, Hastur, Mhar, Orgesh, Xhamen-Dor). While this restriction is technically worse than being able to worship any god, it's also the entire point of the class. You might be able to persuade your GM to allow other deities. Rovagug and Groetus would fit right in. Lamashtu, Dahak, Ghlaunder, Ydersius, and the qlippoth lords are possibilities.</text:span></text:p>
      <text:p text:style-name="P3"/>
      <text:p text:style-name="P1"><text:span text:style-name="T6">Domains:</text:span><text:span text:style-name="T16"> You only get one domain, and it has to be Chaos, Madness, or Void. At first glance, this sucks balls. But those are actually some really good domains. It's having only one domain that sucks, making this orange instead of red.</text:span></text:p>
      <text:p text:style-name="P3"/>
      <text:p text:style-name="P1"><text:span text:style-name="T12">Forbidden Knowledge:</text:span><text:span text:style-name="T16"> +2 on Knowledge (arcana), (dungeoneering), (history), (planes), and (religion), and you can make those untrained. Arcana, planes, and religion are among the top 4 knowledge skills, and dungeoneering is right up there with local. Also, all of these except dungeoneering are class skills already.</text:span></text:p>
      <text:p text:style-name="P3"/>
      <text:p text:style-name="P1"><text:span text:style-name="T9">Unhinged Mind:</text:span><text:span text:style-name="T16"> This is the big one (other than your restricted choice of deities). The Elder Mythos cultist relies on Charisma instead of Wisdom for not only casting and domain abilities, but also for Will saves. This reduces the cleric's level of MAD significantly. Obviously, Charisma is now your primary stat, with nice benefits for your channeling.</text:span></text:p>
      <text:p text:style-name="P3"/>
      <text:p text:style-name="P1"><text:span text:style-name="T16">There is, of course, the downside that you have a -2 to resist mind-affecting affects, and you auto-fail confusion, insanity, and nightmare from a higher CL caster. This is a glaring enough weakness to drop this otherwise amazing feature to green, and if your GM is particularly evil, it might make the class unplayable. However, there are ways around that, like having someone in the party carry a scroll or two of </text:span><text:span text:style-name="T17">heal</text:span><text:span text:style-name="T16">, or getting spell resistance somehow. Besides, you're not supposed to be sane anyway.</text:span></text:p>
      <text:p text:style-name="P3"/>
      <text:p text:style-name="P1"><text:span text:style-name="T9">Channel the Void:</text:span><text:span text:style-name="T16"> Yes, this is not as good as being able to channel positive energy or spontaneously cast cure spells. And most monsters have good Fort saves (the save against this is Fort, not Will). But when combined with Charisma being your base ability, this is now a more important part of your cleric's offense. 3 + Cha mod is something different when your Charisma is starting between 16 and 18, and going up later. It also will harm fleshy undead (e.g. zombies, ghouls, vampires) and even fleshy constructs, so it covers the vast majority of your enemies. Also, the lack of spontaneous cure spells is easily solved by a </text:span><text:span text:style-name="T17">wand of infernal healing</text:span><text:span text:style-name="T18">. If you got access to a different set of spontaneous spells, this would be blue.</text:span></text:p>
      <text:p text:style-name="P4"/>
      <text:p text:style-name="P1"><text:span text:style-name="T7">Maddening Gaze:</text:span><text:span text:style-name="T18"> Yes, it's an extra ability. But it's not that great, at least not until 11th level when confusion is added.</text:span> I’d rather have full progression on Channel the Void.</text:p>
      <text:p text:style-name="P4"/>
      <text:p text:style-name="P4"/>
      <text:p text:style-name="P1"><text:span text:style-name="T18">Now, let's consider your role in the party. Tars has written a fantastic guide to clerics. Among other things, he discusses six possible roles for a cleric: Support Cleric, Melee Cleric, Archer Cleric, Bad Touch Cleric, Caster Cleric, and Lord of Undeath Cleric.</text:span></text:p>
      <text:p text:style-name="P4"/>
      <text:p text:style-name="P1"><text:soft-page-break/><text:span text:style-name="T18">First, cultists are generally not good healers, at least not right out the door. You can always get a </text:span><text:span text:style-name="T17">wand of infernal healing</text:span><text:span text:style-name="T18">, but you can't spontaneously cast cure spells or channel positive energy. By the same token, the Lord of Undeath cleric is right out. You can't get any of the domains that boost your necromancy, nor can you channel negative energy to heal your undead minions or power those undead-controlling feats.</text:span></text:p>
      <text:p text:style-name="P4"/>
      <text:p text:style-name="P1"><text:span text:style-name="T18">Of Tars' cleric roles, that leaves Melee, Archer, Bad Touch, and Caster.</text:span></text:p>
      <text:p text:style-name="P1"><text:span text:style-name="T7">Archer Cultist:</text:span><text:span text:style-name="T18"> This isn't a completely doomed build, but it's hard. None of the Ancient Ones have bows as favored weapons. You could take a crossbow, or you could take a race that is proficient with bows.</text:span></text:p>
      <text:p text:style-name="P4"/>
      <text:p text:style-name="P1"><text:span text:style-name="T18">For a crossbow-wielding archer cultist, the statline should be DEX &gt; CHA &gt; CON &gt; INT &gt; STR &gt; WIS. For the bow-wielder, it's DEX &gt; CHA &gt; STR &gt; CON &gt; INT &gt; WIS.</text:span></text:p>
      <text:p text:style-name="P4"/>
      <text:p text:style-name="P1"><text:span text:style-name="T10">Melee Cultist:</text:span><text:span text:style-name="T18"> A decent choice. The main problem is that so many of the Ancient Ones have daggers as their favored weapon. Your best choices are Azathoth, Bokrug, Hastur, and Mhar.</text:span></text:p>
      <text:p text:style-name="P4"/>
      <text:p text:style-name="P1"><text:span text:style-name="T18">For the Mighty Melee Cultist (Azathoth, Bokrug, </text:span>or Mhar)<text:span text:style-name="T18">, your stat order should be STR &gt; CHA &gt; CON &gt; DEX &gt; INT &gt; WIS. Human is recommended for getting both Selective Channel and Power Attack right away.</text:span></text:p>
      <text:p text:style-name="P4"/>
      <text:p text:style-name="P1"><text:span text:style-name="T18">For the Hastur Melee Cultist, your stat order is DEX &gt; CHA &gt; CON &gt; STR &gt; INT &gt; WIS. You will be human, since you need both Selective Channel and Weapon Finesse immediately.</text:span></text:p>
      <text:p text:style-name="P4"/>
      <text:p text:style-name="P1"><text:span text:style-name="T10">Bad Touch Cultist:</text:span><text:span text:style-name="T18"> A good approach, and one that fits with the cultist vibe. I'd recommend you still go with Hastur and human, but with the following stat order: CHA &gt; DEX &gt; CON &gt; INT &gt; STR &gt; WIS. Chaos is the best domain for touch of chaos.</text:span></text:p>
      <text:p text:style-name="P4"/>
      <text:p text:style-name="P1"><text:span text:style-name="T13">Caster Cultist:</text:span><text:span text:style-name="T18"> IMO, this is the best choice. Your domains give you some fun debuffs, especially Madness. The Dark Tapestry subdomain can make some terrifying summoners. My recommended stat order is CHA &gt; CON &gt; DEX &gt; INT &gt; STR &gt; WIS.</text:span></text:p>
      <text:p text:style-name="P4"/>
      <text:p text:style-name="P1"><text:span text:style-name="T18">2. Races</text:span></text:p>
      <text:p text:style-name="P1"><text:span text:style-name="T18">The exact stat distribution will depend on your choice of role, of course.</text:span></text:p>
      <text:p text:style-name="P4"/>
      <text:p text:style-name="P1"><text:span text:style-name="T18">I'll also be reviewing the favored class bonuses to see how they fit in for a cultist. Many that have specific effects on channel energy just don't work for cultists.</text:span></text:p>
      <text:p text:style-name="P4"><text:soft-page-break/></text:p>
      <text:p text:style-name="P1"><text:span text:style-name="T4">Dwarf:</text:span><text:span text:style-name="T18"> +2 Wis and -2 Cha is really all we need to know. Pass!</text:span></text:p>
      <text:p text:style-name="P1"><text:span text:style-name="T5">Favored Cla</text:span><text:span text:style-name="T11">ss Bonus:</text:span><text:span text:style-name="T17"> Only good for some domain powers.</text:span></text:p>
      <text:p text:style-name="P4"/>
      <text:p text:style-name="P1"><text:span text:style-name="T7">Elf:</text:span><text:span text:style-name="T18"> Elven immunities is nice, but the ability scores don't do much (and that Con penalty hurts). If for some reason you really want to make an archer cultist, this is the best option, as elves get proficiency with bows.</text:span></text:p>
      <text:p text:style-name="P1"><text:span text:style-name="T5">Favored Cla</text:span><text:span text:style-name="T11">ss Bonus:</text:span><text:span text:style-name="T17"> Only good for some domain powers.</text:span></text:p>
      <text:p text:style-name="P4"/>
      <text:p text:style-name="P1"><text:span text:style-name="T13">Gnome:</text:span><text:span text:style-name="T18"> Ah! Not much good for combat, but +2 Con and +2 Cha sounds great for a caster! Being small will also help with survivability. Gnomes get a lot of alternate racial traits to fit your particular build. I'm partial to academician, gift of tongues, and magical linguist - it fits with the whole "master of eldritch lore" thing. The one big downside is slow movement - with medium armor, you'll be down to 15 ft. Might want to keep a spare summon monster spell handy to cover your escape.</text:span></text:p>
      <text:p text:style-name="P1"><text:span text:style-name="T5">Favored Class Bonus:</text:span><text:span text:style-name="T17"> Utterly useless.</text:span></text:p>
      <text:p text:style-name="P4"/>
      <text:p text:style-name="P1"><text:span text:style-name="T13">Half-Elf:</text:span><text:span text:style-name="T18"> Excellent, as usual. You can put that floating +2 into Cha, and elven immunities helps against mind-influencing effects. You can also take the dual minded racial trait to further boost your Will saves.</text:span></text:p>
      <text:p text:style-name="P1"><text:span text:style-name="T11">Favored Class Bonus:</text:span><text:span text:style-name="T17"> Not bad, considering that your channel energy progression is slower than a normal cleric's.</text:span></text:p>
      <text:p text:style-name="P4"/>
      <text:p text:style-name="P1"><text:span text:style-name="T10">Half-Orc:</text:span><text:span text:style-name="T18"> Not quite as good as half-elf, but a great choice for a battle-cultist, as you get some solid weapon proficiencies. Again, the floating +2 goes to Cha. None of their other traits really complement magic, but they have some excellent choices.</text:span></text:p>
      <text:p text:style-name="P1"><text:span text:style-name="T5">Favored Cla</text:span><text:span text:style-name="T11">ss Bonus:</text:span><text:span text:style-name="T17"> Only good for some domain powers.</text:span></text:p>
      <text:p text:style-name="P4"/>
      <text:p text:style-name="P1"><text:span text:style-name="T10">Halfling:</text:span><text:span text:style-name="T18"> Con is better for clerics than Dex, which is why I'm rating this lower than gnome. That, and the lack of magic-oriented racial traits. They're still a decent choice, especially thanks to the fleet of foot trait, which raises their speed to 30 ft (20 ft with medium armor).</text:span></text:p>
      <text:p text:style-name="P1"><text:span text:style-name="T5">Favored Cla</text:span><text:span text:style-name="T11">ss Bonus:</text:span><text:span text:style-name="T17"> Only good for some domain powers.</text:span></text:p>
      <text:p text:style-name="P4"/>
      <text:p text:style-name="P1"><text:span text:style-name="T13">Human:</text:span><text:span text:style-name="T18"> Is there any class that humans aren't great at? No. No, there is not. Humans are also the best choice for either variety of melee cultist, especially the Hastur rapier build.</text:span></text:p>
      <text:p text:style-name="P1"><text:span text:style-name="T8">Favored Class </text:span><text:span text:style-name="T11">Bonus:</text:span><text:span text:style-name="T17"> Rather situational. Not a bad choice, mind you, but you'll probably get more use out of that extra skill point or hit point. If the campaign involves a lot of outsiders, mind you, this becomes green as you laugh at their spell resistance.</text:span></text:p>
      <text:p text:style-name="P4"><text:soft-page-break/></text:p>
      <text:p text:style-name="P1"><text:span text:style-name="T10">Aasi</text:span><text:span text:style-name="T13">mar:</text:span><text:span text:style-name="T18"> +2 Cha is what we want, and while +2 Wis doesn't help if you want to make Wis <text:s/>your dump stat, aasimars do also get +2 on Perception. Exalted resistance gives you SR against evil outsiders, and SR is one defense against </text:span><text:span text:style-name="T17">confusion</text:span><text:span text:style-name="T18"> spells. Finally, being a native outsider makes you immune to </text:span><text:span text:style-name="T17">charm</text:span><text:span text:style-name="T18"> or </text:span><text:span text:style-name="T17">dominate person</text:span><text:span text:style-name="T18"> spells. Of the variant aasimars from </text:span><text:span text:style-name="T17">Blood of Angels</text:span><text:span text:style-name="T18">, pretty much any that have a Charisma bonus are even better than vanilla, although losing the bonus to Perception and Diplomacy hurts. Agathion-blooded is probably the best overall with a Con modifier.</text:span></text:p>
      <text:p text:style-name="P1"><text:span text:style-name="T5">Favored Class Bonus:</text:span><text:span text:style-name="T17"> Useless.</text:span></text:p>
      <text:p text:style-name="P4"/>
      <text:p text:style-name="P1"><text:span text:style-name="T7">Catfolk:</text:span><text:span text:style-name="T18"> Good mental stats, and +2 Dex isn't horrible. However, their other traits don't really mesh well with a cleric. If you're the party face, consider the clever cat racial trait. Climber is also attractive.</text:span></text:p>
      <text:p text:style-name="P1"><text:span text:style-name="T5">Favored Class Bonus:</text:span><text:span text:style-name="T17"> None.</text:span></text:p>
      <text:p text:style-name="P4"/>
      <text:p text:style-name="P1"><text:span text:style-name="T7">Dhampir:</text:span><text:span text:style-name="T18"> The Charisma bonus is nice, but the Con hit sucks. Since you don't get spontaneous casting at all, you're just as hampered by negative energy affinity as any other dhampir. That said, undead resistance and manipulative are nice. Get dayborn unless you'll be spending the entire campaign skulking underground.</text:span></text:p>
      <text:p text:style-name="P1"><text:span text:style-name="T5">Favored Class Bonus:</text:span><text:span text:style-name="T17"> Useless.</text:span></text:p>
      <text:p text:style-name="P4"/>
      <text:p text:style-name="P1"><text:span text:style-name="T13">Drow:</text:span><text:span text:style-name="T18"> Same stats as dhampir, but drow have </text:span><text:span text:style-name="T17">much</text:span><text:span text:style-name="T18"> better racial traits that actually make up for the Con penalty. Spell resistance is big, as it offers a genuine defense against confusion spells. Drow immunities also helps. You probably want surface infiltrator.</text:span></text:p>
      <text:p text:style-name="P1"><text:span text:style-name="T5">Favored Cla</text:span><text:span text:style-name="T11">ss Bonus:</text:span><text:span text:style-name="T17"> Only good for some domain powers.</text:span></text:p>
      <text:p text:style-name="P4"/>
      <text:p text:style-name="P1"><text:span text:style-name="T10">Fetchling:</text:span><text:span text:style-name="T18"> Same statline as catfolk, and better racial traits. A very good choice for a Bad Touch Cultist.</text:span></text:p>
      <text:p text:style-name="P1"><text:span text:style-name="T5">Favored Class Bonus:</text:span><text:span text:style-name="T17"> None.</text:span></text:p>
      <text:p text:style-name="P4"/>
      <text:p text:style-name="P1"><text:span text:style-name="T4">Goblin:</text:span><text:span text:style-name="T18"> No.</text:span></text:p>
      <text:p text:style-name="P1"><text:span text:style-name="T5">Favored Class Bonus:</text:span><text:span text:style-name="T17"> None.</text:span></text:p>
      <text:p text:style-name="P4"/>
      <text:p text:style-name="P1"><text:span text:style-name="T7">Hobgoblin:</text:span><text:span text:style-name="T18"> No racial bonus to Charisma, but no racial penalties at all. Still, they're short on great racial traits. Well, actually, they're short on racial traits, period.</text:span></text:p>
      <text:p text:style-name="P1"><text:span text:style-name="T5">Favored Class Bonus:</text:span><text:span text:style-name="T17"> While not completely useless, inflict spells are a poor choice for dealing damage, even for the bad touch caster.</text:span></text:p>
      <text:p text:style-name="P4"><text:soft-page-break/></text:p>
      <text:p text:style-name="P1"><text:span text:style-name="T10">Ifrit:</text:span><text:span text:style-name="T18"> Again with the Dex bonus! Their racial traits are pretty decent, especially fire resistance. Needless to say, replace fire affinity.</text:span></text:p>
      <text:p text:style-name="P1"><text:span text:style-name="T5">Favored Class Bonus:</text:span><text:span text:style-name="T17"> Not completely useless, but so incredibly situational it might never come up in the entire campaign.</text:span></text:p>
      <text:p text:style-name="P4"/>
      <text:p text:style-name="P1"><text:span text:style-name="T7">Kobold:</text:span><text:span text:style-name="T18"> While they have a crappy statline and light sensitivity, kobolds could still make an okay caster cultist. Could work well in a stealthy party.</text:span></text:p>
      <text:p text:style-name="P1"><text:span text:style-name="T11">Favored Class Bonus:</text:span><text:span text:style-name="T17"> Actually pretty good, especially if your party is the sort that frequently ambushes its enemies.</text:span></text:p>
      <text:p text:style-name="P4"/>
      <text:p text:style-name="P1"><text:span text:style-name="T4">Orc:</text:span><text:span text:style-name="T18"> Again, nothing good.</text:span></text:p>
      <text:p text:style-name="P1"><text:span text:style-name="T5">Favored Class Bonus:</text:span><text:span text:style-name="T17"> None.</text:span></text:p>
      <text:p text:style-name="P4"/>
      <text:p text:style-name="P1"><text:span text:style-name="T4">Oread:</text:span><text:span text:style-name="T18"> Great vanilla clerics, horrible cultists with that Charisma penalty.</text:span></text:p>
      <text:p text:style-name="P1"><text:span text:style-name="T5">Favored Class Bonus:</text:span><text:span text:style-name="T17"> Not completely useless, but so incredibly situational it might never come up in the entire campaign.</text:span></text:p>
      <text:p text:style-name="P4"/>
      <text:p text:style-name="P1"><text:span text:style-name="T7">Ratfolk:</text:span><text:span text:style-name="T18"> No bonus to Charisma, and their racial traits don't help much. Too bad, since sewers are a great place for cults to meet.</text:span></text:p>
      <text:p text:style-name="P1"><text:span text:style-name="T5">Favored Class Bonus:</text:span><text:span text:style-name="T17"> None.</text:span></text:p>
      <text:p text:style-name="P4"/>
      <text:p text:style-name="P1"><text:span text:style-name="T7">Sylph:</text:span><text:span text:style-name="T18"> While there's no Charisma penalty, there is that Con penalty. Their racial traits are OK, though. You could make this work, but not easily.</text:span></text:p>
      <text:p text:style-name="P1"><text:span text:style-name="T5">Favored Class Bonus:</text:span><text:span text:style-name="T17"> Not completely useless, but so incredibly situational it might never come up in the entire campaign.</text:span></text:p>
      <text:p text:style-name="P4"/>
      <text:p text:style-name="P1"><text:span text:style-name="T7">Tengu:</text:span><text:span text:style-name="T18"> That Con penalty really sucks, because otherwise swordtrained or its replacement traits could make tengus serious battle clerics. As it is, the lack of a Charisma bonus drags this down to orange.</text:span></text:p>
      <text:p text:style-name="P1"><text:span text:style-name="T5">Favored Class Bonus:</text:span><text:span text:style-name="T17"> None.</text:span></text:p>
      <text:p text:style-name="P4"><text:soft-page-break/></text:p>
      <text:p text:style-name="P1"><text:span text:style-name="T4">Ti</text:span><text:span text:style-name="T7">e</text:span><text:span text:style-name="T10">fl</text:span><text:span text:style-name="T13">ing:</text:span><text:span text:style-name="T18"> Vanilla tieflings are obviously out... but there are a lot of options in </text:span><text:span text:style-name="T17">Blood of Fiends</text:span><text:span text:style-name="T18">. Any tiefling without a Charisma modifier becomes orange. Demon-spawn and div-spawn are green, with demon-spawn being particularly suited for battle-cultists. Kyton-spawn and Rakshasa-spawn are blue, being ideal for caster and bad touch cultists, respectively.</text:span></text:p>
      <text:p text:style-name="P1"><text:span text:style-name="T8">Favored Class </text:span><text:span text:style-name="T11">Bonus:</text:span><text:span text:style-name="T17"> Rather situational. Not a bad choice, mind you, but you'll probably get more use out of that extra skill point or hit point. If the campaign involves a lot of outsiders, mind you, this becomes green as you laugh at their spell resistance.</text:span></text:p>
      <text:p text:style-name="P4"/>
      <text:p text:style-name="P1"><text:span text:style-name="T7">Und</text:span><text:span text:style-name="T10">ine:</text:span><text:span text:style-name="T18"> Nothing that helps, not much that hinders. If this is an aquatic campaign, they go up to green for obvious reasons.</text:span></text:p>
      <text:p text:style-name="P1"><text:span text:style-name="T5">Favored Class </text:span><text:span text:style-name="T8">Bonus:</text:span><text:span text:style-name="T17"> In a non-aquatic campaign, probably useless. In an aquatic campaign, better, but unlike the human and tiefling bonuses, SR isn't as common among aquatic creatures.</text:span></text:p>
      <text:p text:style-name="P4"/>
      <text:p text:style-name="P1"><text:span text:style-name="T7">Changeling:</text:span><text:span text:style-name="T18"> Finally another Charisma bonus. Unfortunately, like so many others, this one comes paired with a Con penalty. If the racial traits did more, this could still be green. As it is, it's orange.</text:span></text:p>
      <text:p text:style-name="P1"><text:span text:style-name="T5">Favored Class Bonus:</text:span><text:span text:style-name="T17"> None.</text:span></text:p>
      <text:p text:style-name="P4"/>
      <text:p text:style-name="P1"><text:span text:style-name="T4">Duergar:</text:span><text:span text:style-name="T18"> -4 to Charisma? No. Way. In. R'yleh.</text:span></text:p>
      <text:p text:style-name="P1"><text:span text:style-name="T8">Favored Class Bonus:</text:span><text:span text:style-name="T17"> Not that bad, actually.</text:span></text:p>
      <text:p text:style-name="P4"/>
      <text:p text:style-name="P1"><text:span text:style-name="T10">Gill</text:span><text:span text:style-name="T13">man:</text:span><text:span text:style-name="T18"> Their ability modifiers are perfect, for one. No one will say no to a Con boost, and Wis is already a dump stat. Their enchantment resistance helps make up the downside of Unhinged Mind, and being able to cast </text:span><text:span text:style-name="T17">create water</text:span><text:span text:style-name="T18"> solves the problems of water dependent. Oh, and the spell </text:span><text:span text:style-name="T17">aboleth's lung</text:span><text:span text:style-name="T18"> is a level 2 save-or-die spell. Don't bother with any of the alternate racial traits, unless you expect to fight a lot of aboleths, in which case take slimehunter. </text:span>They become blue in an aquatic campaign.</text:p>
      <text:p text:style-name="P1"><text:span text:style-name="T5">Favored Class Bonus:</text:span><text:span text:style-name="T17"> None.</text:span></text:p>
      <text:p text:style-name="P2"/>
      <text:p text:style-name="P1"><text:span text:style-name="T7">Grippli:</text:span><text:span text:style-name="T18"> No real bonuses or penalties. Still, being Small doesn't hurt a caster.</text:span></text:p>
      <text:p text:style-name="P1"><text:span text:style-name="T5">Favored Class Bonus:</text:span><text:span text:style-name="T17"> None.</text:span></text:p>
      <text:p text:style-name="P4"/>
      <text:p text:style-name="P1"><text:span text:style-name="T10">Kitsune:</text:span><text:span text:style-name="T18"> Actual good stats! Most of their racial traits don't help a lot, but kitsune magic works great for bad touch and debuff cultists.</text:span></text:p>
      <text:p text:style-name="P1"><text:span text:style-name="T5">Favored Class Bonus:</text:span><text:span text:style-name="T17"> None.</text:span></text:p>
      <text:p text:style-name="P4"><text:soft-page-break/></text:p>
      <text:p text:style-name="P1"><text:span text:style-name="T10">Merfolk:</text:span><text:span text:style-name="T18"> Amazing stats, although slow speed hurts. Get strong tail.</text:span></text:p>
      <text:p text:style-name="P1"><text:span text:style-name="T5">Favored Class Bonus:</text:span><text:span text:style-name="T17"> None.</text:span></text:p>
      <text:p text:style-name="P4"/>
      <text:p text:style-name="P1"><text:span text:style-name="T13">Nagaji:</text:span><text:span text:style-name="T18"> Another hit. Not only is there a Charisma bonus, but the racial traits help too. Natural armor? Resistant to mind-affecting effects? Yes, please. Flavor-wise, this could work great for a worshipper of Shub-Niggurath.</text:span></text:p>
      <text:p text:style-name="P1"><text:span text:style-name="T5">Favored Class Bonus:</text:span><text:span text:style-name="T17"> None.</text:span></text:p>
      <text:p text:style-name="P4"/>
      <text:p text:style-name="P1"><text:span text:style-name="T7">Samsaran:</text:span><text:span text:style-name="T18"> No Charisma bonus, a Con penalty, and the racial traits don't help much.</text:span></text:p>
      <text:p text:style-name="P1"><text:span text:style-name="T5">Favored Class Bonus:</text:span><text:span text:style-name="T17"> None.</text:span></text:p>
      <text:p text:style-name="P4"/>
      <text:p text:style-name="P1"><text:span text:style-name="T7">Strix:</text:span><text:span text:style-name="T18"> Normally a Charisma penalty would send a race straight to red, but having flight almost compensates.</text:span></text:p>
      <text:p text:style-name="P1"><text:span text:style-name="T5">Favored Class Bonus:</text:span><text:span text:style-name="T17"> None.</text:span></text:p>
      <text:p text:style-name="P4"/>
      <text:p text:style-name="P1"><text:span text:style-name="T10">Suli:</text:span><text:span text:style-name="T18"> Their stats are good, but they are very short on racial traits, and elemental assault doesn't help much for your average cultist. Still a pretty good choice.</text:span></text:p>
      <text:p text:style-name="P1"><text:span text:style-name="T5">Favored Class Bonus:</text:span><text:span text:style-name="T17"> None.</text:span></text:p>
      <text:p text:style-name="P4"/>
      <text:p text:style-name="P1"><text:span text:style-name="T4">Svirfneblin:</text:span><text:span text:style-name="T18"> -4 Charisma. Go home.</text:span></text:p>
      <text:p text:style-name="P1"><text:span text:style-name="T5">Favored Class Bonus:</text:span><text:span text:style-name="T17"> None.</text:span></text:p>
      <text:p text:style-name="P4"/>
      <text:p text:style-name="P1"><text:span text:style-name="T4">Vanara:</text:span><text:span text:style-name="T18"> -2 Charisma. Not even climb speed helps.</text:span></text:p>
      <text:p text:style-name="P1"><text:span text:style-name="T5">Favored Class Bonus:</text:span><text:span text:style-name="T17"> None.</text:span></text:p>
      <text:p text:style-name="P4"><text:soft-page-break/></text:p>
      <text:p text:style-name="P1"><text:span text:style-name="T10">Vishkanya:</text:span><text:span text:style-name="T18"> A nice Charisma bonus, but all the poison stuff does little for a cultist. Still a decent choice.</text:span></text:p>
      <text:p text:style-name="P1"><text:span text:style-name="T5">Favored Class Bonus:</text:span><text:span text:style-name="T17"> None.</text:span></text:p>
      <text:p text:style-name="P4"/>
      <text:p text:style-name="P1"><text:span text:style-name="T7">Wayang:</text:span><text:span text:style-name="T18"> And we end with yet another mediocre choice.</text:span></text:p>
      <text:p text:style-name="P1"><text:span text:style-name="T5">Favored Class Bonus:</text:span><text:span text:style-name="T17"> None.</text:span></text:p>
      <text:p text:style-name="P4"/>
      <text:p text:style-name="P1"><text:span text:style-name="T18">Domains</text:span></text:p>
      <text:p text:style-name="P4"/>
      <text:p text:style-name="P1"><text:span text:style-name="T18">Deities</text:span></text:p>
      <text:p text:style-name="P1"><text:span text:style-name="T18">Choosing your deity is actually less important for an elder mythos cultist than for an average cleric. You're restricted to the Great Old Ones and the Outer Gods, and you can only pick Chaos, Madness, or Void for your single domain, so picking exactly which alien monstrosity you worship won't have that much of an impact. Alignment also makes little difference, as all of the available choices are either chaotic neutral or chaotic evil. <text:s/>Mostly, it will determine what domains you have available.</text:span></text:p>
      <text:p text:style-name="P4"/>
      <text:p text:style-name="P1"><text:span text:style-name="T18">I will point out that in addition to being more acceptable to the average party, being chaotic neutral with a chaotic neutral patron gives you the option of casting spells with the [good] descriptor. Most parties fight a lot of evil enemies, so regardless of your cultist's feelings, having access to holy magic might be very useful.</text:span></text:p>
      <text:p text:style-name="P4"/>
      <text:p text:style-name="P5"><text:span text:style-name="T19">Name: The name and title of the deity.</text:span></text:p>
      <text:p text:style-name="P5"><text:span text:style-name="T19">Alignment and Type: The deity's alignment, and whether it's a Great Old One or an Outer God.</text:span></text:p>
      <text:p text:style-name="P5"><text:span text:style-name="T19">Favored Weapon: How the deity's favored weapon stacks up.</text:span></text:p>
      <text:p text:style-name="P5"><text:span text:style-name="T19">Domains: Since your only options are Chaos, Madness, Void, or their subdomains, I'll rate this more on versatility.</text:span></text:p>
      <text:p text:style-name="P1"><text:span text:style-name="T19">Roleplaying: How easy it is to roleplay as a cultist of this deity.</text:span></text:p>
      <text:p text:style-name="P4"/>
      <text:p text:style-name="P1"><text:span text:style-name="T19">A general note on roleplaying: None of these gods are socially acceptable. Fortunately, very few people in Golarion actually know who they are. Pass yourself off as a scholar of eldritch lore or something like that. You don't need to tell people that you're even a cleric.</text:span></text:p>
      <text:p text:style-name="P4"><text:soft-page-break/></text:p>
      <text:p text:style-name="P1"><text:span text:style-name="T18">There is actually one of the Great Old Ones who is ineligible for an elder mythos cultist to serve: Xhamen-Dor, the Star-Seed. This is because his domains are Death, Evil, Plant, and Trickery, none of which an elder mythos cultist can take.</text:span></text:p>
      <text:p text:style-name="P4"/>
      <text:p text:style-name="P1"><text:span text:style-name="T7">AZATHOTH, the Primal Chaos, the Idiot God, the Daemon Sultan</text:span></text:p>
      <text:p text:style-name="P1"><text:span text:style-name="T18">CN Outer God</text:span></text:p>
      <text:p text:style-name="P1"><text:span text:style-name="T10">Favored Weapon: Warhammer</text:span></text:p>
      <text:p text:style-name="P1"><text:span text:style-name="T13">Domains (Subdomains): Chaos (Entropy), Madness (Insanity, Nightmare), Void (Dark Tapestry, Stars)</text:span></text:p>
      <text:p text:style-name="P1"><text:span text:style-name="T18">Azathoth pretty much has everything a cultist could want. His favored weapon opens up options for a battle-cultist.</text:span></text:p>
      <text:p text:style-name="P1"><text:span text:style-name="T4">Roleplaying:</text:span><text:span text:style-name="T18"> Azathoth is one of the hardest patrons possible for a PC, even an elder mythos cultist. He's even worse than Rovagug, since at least Rovagug's followers take pleasure in destruction. Azathoth just destroys because he and his followers are all completely insane. He's called the Idiot God for a reason. This is why I've knocked him down to orange, even though stat-wise, he's probably blue.</text:span></text:p>
      <text:p text:style-name="P4"/>
      <text:p text:style-name="P1"><text:span text:style-name="T10">BOKRUG, the Water Lizard</text:span></text:p>
      <text:p text:style-name="P1"><text:span text:style-name="T18">CN Great Old One</text:span></text:p>
      <text:p text:style-name="P1"><text:span text:style-name="T13">Favored Weapon: Ranseur</text:span></text:p>
      <text:p text:style-name="P1"><text:span text:style-name="T7">Domains (Subdomains): Chaos</text:span></text:p>
      <text:p text:style-name="P1"><text:span text:style-name="T18">Chaos is a pretty good domain, but that's all Bokrug has for cultists.</text:span></text:p>
      <text:p text:style-name="P1"><text:span text:style-name="T10">Roleplaying:</text:span><text:span text:style-name="T18"> As one of the few nonevil options, Bokrug can work well even in a more traditional party. Your god is Gozreh with an attitude. Bokrug also fits well with characters from a savage aquatic background.</text:span></text:p>
      <text:p text:style-name="P4"/>
      <text:p text:style-name="P1"><text:span text:style-name="T10">CTHULHU, the Dreamer in the Deep, the Madness from the Sea</text:span></text:p>
      <text:p text:style-name="P1"><text:span text:style-name="T18">CE Great Old One</text:span></text:p>
      <text:p text:style-name="P1"><text:span text:style-name="T4">Favored Weapon: Dagger</text:span></text:p>
      <text:p text:style-name="P1"><text:span text:style-name="T13">Domains (Subdomains): Chaos, Madness (Insanity, Nightmare), Void (Dark Tapestry, Stars)</text:span></text:p>
      <text:p text:style-name="P1"><text:soft-page-break/><text:span text:style-name="T18">Cthulhu delivers the goods. Plenty of options here, though his favored weapon makes battle-cultist risky.</text:span></text:p>
      <text:p text:style-name="P1"><text:span text:style-name="T10">Roleplaying:</text:span><text:span text:style-name="T18"> Being chaotic evil and plotting the eventual destruction of the world, Cthulhu is a bit hard to play. However, there are a lot of angles. You could be just sane enough to keep your composure in public. You could be patiently waiting for the stars to be right and doing what you want in the meantime. If nothing else, he's the best-known Old One by far (in real life, that is), and who doesn't want to charge into battle crying "Ia! Ia! Cthulhu Ftagn!" It should also be mentioned at this point that Cthulhu is currently slumbering beneath the seas of Earth - our Earth.</text:span></text:p>
      <text:p text:style-name="P4"/>
      <text:p text:style-name="P1"><text:span text:style-name="T10">HASTUR, the King in Yellow</text:span></text:p>
      <text:p text:style-name="P1"><text:span text:style-name="T18">CE Great Old One</text:span></text:p>
      <text:p text:style-name="P1"><text:span text:style-name="T10">Favored Weapon: Rapier</text:span></text:p>
      <text:p text:style-name="P1"><text:span text:style-name="T10">Domains (Subdomains): Chaos, Void (Dark Tapestry, Stars)</text:span></text:p>
      <text:p text:style-name="P1"><text:span text:style-name="T18">Hastur has two out of three, which isn't bad. I'm rating his weapon green mostly on the basis of a Weapon Finesse build.</text:span></text:p>
      <text:p text:style-name="P1"><text:span text:style-name="T10">Roleplaying:</text:span><text:span text:style-name="T18"> While chaotic evil, Hastur is actually relatively sane. He'd be a great patron for a campaign involving decadent nobles and political intrigue. Yellow robes are of course mandatory.</text:span></text:p>
      <text:p text:style-name="P4"/>
      <text:p text:style-name="P1"><text:span text:style-name="T10">MHAR, the World Thunder</text:span></text:p>
      <text:p text:style-name="P1"><text:span text:style-name="T18">CN Great Old One</text:span></text:p>
      <text:p text:style-name="P1"><text:span text:style-name="T10">Favored Weapon: Heavy Pick</text:span></text:p>
      <text:p text:style-name="P1"><text:span text:style-name="T7">Domains (Subdomains): Chaos</text:span></text:p>
      <text:p text:style-name="P1"><text:span text:style-name="T18">As with Bokrug, Mhar doesn't offer a lot of options. He does have potential for battle-cultists.</text:span></text:p>
      <text:p text:style-name="P1"><text:span text:style-name="T10">Roleplaying:</text:span><text:span text:style-name="T18"> Similar to Bokrug, only with more of a mountain tribe feel. "The World Thunder" sounds like a good name for a barbaric tribe's patron deity. Or a heavy metal band.</text:span></text:p>
      <text:p text:style-name="P4"/>
      <text:p text:style-name="P1"><text:span text:style-name="T7">NEPHREN-KA, the Black Pharaoh</text:span><text:span text:style-name="T18"> (Inner Sea Gods has a mistake listing this as a second entry for Nyarlathotep)</text:span></text:p>
      <text:p text:style-name="P1"><text:span text:style-name="T18">CE Outer God</text:span></text:p>
      <text:p text:style-name="P1"><text:span text:style-name="T7">Favored Weapon: Quarterstaff</text:span></text:p>
      <text:p text:style-name="P1"><text:span text:style-name="T7">Domains (Subdomains): Chaos</text:span></text:p>
      <text:p text:style-name="P1"><text:soft-page-break/><text:span text:style-name="T18">Very few options here, really. Nephren-Ka has other good domains, but your sole choice is Chaos.</text:span></text:p>
      <text:p text:style-name="P1"><text:span text:style-name="T10">Roleplaying:</text:span><text:span text:style-name="T18"> There's not a lot of information on Nephren-Ka. His original Lovecraft version is Egyptian, so the Pathfinder version is presumably from Ancient Osirian, which offers an angle. Of course, the Pathfinder version might also be Egyptian, which offers links with Earth.</text:span></text:p>
      <text:p text:style-name="P4"/>
      <text:p text:style-name="P1"><text:span text:style-name="T4">NYARLOTHOTEP, the Haunter in the Dark, the Crawling Chaos</text:span></text:p>
      <text:p text:style-name="P1"><text:span text:style-name="T18">CE Outer God</text:span></text:p>
      <text:p text:style-name="P1"><text:span text:style-name="T4">Favored Weapon: Dagger</text:span></text:p>
      <text:p text:style-name="P1"><text:span text:style-name="T7">Domains (Subdomains): Chaos</text:span></text:p>
      <text:p text:style-name="P1"><text:span text:style-name="T18">Stat-wise, probably the worst option.</text:span></text:p>
      <text:p text:style-name="P1"><text:span text:style-name="T7">Roleplaying:</text:span><text:span text:style-name="T18"> Nyarlathotep is supposed to have a lot of cultists, and he does have potential as a god of forbidden magic. Unfortunately, certain practices of his cult are hard to reconcile with the average adventurer. And having lots of cultists could actually work against you if they decide to draft you into their latest plot.</text:span></text:p>
      <text:p text:style-name="P4"/>
      <text:p text:style-name="P1"><text:span text:style-name="T7">ORGESH, the Faceless God</text:span></text:p>
      <text:p text:style-name="P1"><text:span text:style-name="T18">CE Great Old One</text:span></text:p>
      <text:p text:style-name="P1"><text:span text:style-name="T7">Favored Weapon: Spear</text:span></text:p>
      <text:p text:style-name="P1"><text:span text:style-name="T7">Domains (Subdomains): Chaos (Entropy)</text:span></text:p>
      <text:p text:style-name="P1"><text:span text:style-name="T18">Slightly better than the others that only give you Chaos, because he can also provide the Entropy subdomain.</text:span></text:p>
      <text:p text:style-name="P2"/>
      <text:p text:style-name="P1"><text:span text:style-name="T7">SHUB-NIGGURATH, the Black Goat of the Woods with a Thousand Young</text:span></text:p>
      <text:p text:style-name="P1"><text:span text:style-name="T18">CE Outer God</text:span></text:p>
      <text:p text:style-name="P1"><text:span text:style-name="T4">Favored Weapon: Dagger</text:span></text:p>
      <text:p text:style-name="P1"><text:span text:style-name="T10">Domains (Subdomains): Chaos, Void (Dark Tapestry, Stars)</text:span></text:p>
      <text:p text:style-name="P1"><text:span text:style-name="T18">While she seriously needs a better favored weapon, her domains are quite decent.</text:span></text:p>
      <text:p text:style-name="P1"><text:soft-page-break/><text:span text:style-name="T7">Roleplaying:</text:span><text:span text:style-name="T18"> In many ways, Shub-Niggurath is very similar to Lamashtu, only her spawn are truly monstrous. This will probably make it hard, but in a monstrous campaign she'll do nicely.</text:span></text:p>
      <text:p text:style-name="P4"/>
      <text:p text:style-name="P1"><text:span text:style-name="T10">YOG-SOTHOTH, the Lurker at the Threshold, the Key and the Gate</text:span></text:p>
      <text:p text:style-name="P1"><text:span text:style-name="T18">CN Outer God</text:span></text:p>
      <text:p text:style-name="P1"><text:span text:style-name="T4">Favored Weapon: Dagger</text:span></text:p>
      <text:p text:style-name="P1"><text:span text:style-name="T10">Domains (Subdomains): Chaos, Void (Dark Tapestry, Stars)</text:span></text:p>
      <text:p text:style-name="P1"><text:span text:style-name="T18">Identical to Shub-Niggurath. Good domains, bad favored weapon.</text:span></text:p>
      <text:p text:style-name="P1"><text:span text:style-name="T13">Roleplaying:</text:span><text:span text:style-name="T18"> I think Yog-Sothoth is the easiest Outer God or Great Old One to worship. He's not evil, so you can play him up as a god of space and magic.</text:span></text:p>
      <text:p text:style-name="P4"/>
      <text:p text:style-name="P4"/>
      <text:p text:style-name="P1"><text:span text:style-name="T18">Feats:</text:span></text:p>
      <text:p text:style-name="P1"><text:span text:style-name="T18">I won't go over every feat in the book, or even every feat a cleric should take. I'll just focus on those feats which are either particularly good for a cultist, or are traps.</text:span></text:p>
      <text:p text:style-name="P4"/>
      <text:p text:style-name="P1"><text:span text:style-name="T15">Selective Channeling:</text:span><text:span text:style-name="T18"> You will take this as your first feat. This is not optional. You have several uses per day of Channel the Void, and all it does is inflict damage. With Selective Channeling, you can exclude your fellow adventurers, allowing you to blast away at will.</text:span></text:p>
      <text:p text:style-name="P2"/>
      <text:p text:style-name="P1"><text:span text:style-name="T13">Augment Summoning:</text:span><text:span text:style-name="T18"> Essential for any summoner. If you have the Void subdomain, combine this with It Came From Beyond with nightmarish results.</text:span></text:p>
      <text:p text:style-name="P3"/>
      <text:p text:style-name="P1"><text:span text:style-name="T10">Channel Smite:</text:span><text:span text:style-name="T18"> At first glance, this seems like a bad idea even for cultists. After all, you're still expending one use of channel the void to only damage one target, and if you miss, the use is wasted. However, the advantage of this feat is that you can combine channeling and attacking into a single round. For a battle-cultist fighting a boss, this is a powerful option. For cultists that don't specialize in melee combat, forget it.</text:span></text:p>
      <text:p text:style-name="P4"/>
      <text:p text:style-name="P1"><text:span text:style-name="T13">Combat Casting:</text:span><text:span text:style-name="T18"> For a divine caster who's likely to spend a lot of time in close range to enemies, I consider this almost essential.</text:span></text:p>
      <text:p text:style-name="P4"/>
      <text:p text:style-name="P1"><text:soft-page-break/><text:span text:style-name="T10">Extra Channel:</text:span><text:span text:style-name="T18"> Not necessary, but since this is such a major ability, I won't blame you for taking it.</text:span></text:p>
      <text:p text:style-name="P4"/>
      <text:p text:style-name="P1"><text:span text:style-name="T13">Leadership:</text:span><text:span text:style-name="T18"> If your GM lets you take it, then take it and start your own cult! You've got the Charisma for it.</text:span></text:p>
      <text:p text:style-name="P4"/>
      <text:p text:style-name="P1"><text:span text:style-name="T15">Selective Channeling:</text:span><text:span text:style-name="T18"> Just to make sure you got the memo.</text:span></text:p>
      <text:p text:style-name="P4"/>
      <text:p text:style-name="P1"><text:span text:style-name="T10">Spell </text:span><text:span text:style-name="T13">Focus:</text:span><text:span text:style-name="T18"> Varies. Spell Focus (conjuration) is essential for summoners. A debuff build could use Spell Focus (enchantment), (necromancy), or (transmutation).</text:span></text:p>
      <text:p text:style-name="P4"/>
      <text:p text:style-name="P1"><text:span text:style-name="T18">Traits:</text:span></text:p>
      <text:p text:style-name="P1"><text:span text:style-name="T18">Mostly, I want to discuss the two traits specific to the Ancient Ones from </text:span><text:span text:style-name="T17">Inner Sea Gods</text:span><text:span text:style-name="T18">:</text:span></text:p>
      <text:p text:style-name="P4"/>
      <text:p text:style-name="P1"><text:span text:style-name="T7">Unspeakable Bond (Outer Gods):</text:span><text:span text:style-name="T18"> In a campaign themed around the Elder Mythos, this could be green or even blue. In your average campaign, you'll have very few opportunities to deal peacefully with aberrations.</text:span></text:p>
      <text:p text:style-name="P4"/>
      <text:p text:style-name="P1"><text:span text:style-name="T7">Worthless Pawn (Great Old Ones):</text:span><text:span text:style-name="T18"> This one is highly situational. You could go an entire campaign without using it. An ordinary cleric should not take it, but an Elder Mythos cultist can handle a Wisdom hit. Not a huge one - Wisdom is probably your dump stat - but it does give you that option of busting out a surprise holy spell.</text:span></text:p>
      <text:p text:style-name="P4"/>
      <text:p text:style-name="P1"><text:span text:style-name="T18">Equipment:</text:span></text:p>
      <text:p text:style-name="P1"><text:span text:style-name="T18">Elder Mythos cultists generally use the same equipment as other clerics. However, there are a few things you might want in particular:</text:span></text:p>
      <text:p text:style-name="P4"/>
      <text:p text:style-name="P1"><text:span text:style-name="T18">- A better melee weapon. Half the deity options have daggers as their favored weapons. While I always recommend characters carry a dagger as a backup weapon or utility item, you should get something better for your main weapon. A morningstar or shortspear is best.</text:span></text:p>
      <text:p text:style-name="P4"/>
      <text:p text:style-name="P1"><text:span text:style-name="T18">- A </text:span><text:span text:style-name="T17">wand of infernal healing</text:span><text:span text:style-name="T18">. This is better than </text:span><text:span text:style-name="T17">cure light wounds</text:span><text:span text:style-name="T18">, and it'll make up for your lack of spontaneous casting.</text:span></text:p>
      <text:p text:style-name="P4"><text:soft-page-break/></text:p>
      <text:p text:style-name="P1"><text:span text:style-name="T18">- Headbands of Charisma. Charisma not only powers your spells, but also your channel the void and your Will saves.</text:span></text:p>
      <text:p text:style-name="P4"/>
      <text:p text:style-name="P1"><text:span text:style-name="T18">- Any item that improves your defense against mind-affecting effects.</text:span></text:p>
      <text:p text:style-name="P4"/>
      <text:p text:style-name="P1"><text:span text:style-name="T18">- At higher levels, any item that grants you spell resistance. SR is your one true defense against confusion spells from higher-level casters.</text:span></text:p>
      <text:p text:style-name="P4"/>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Linux Libertine G" style:font-size-asian="10.5pt" style:language-asian="zh" style:country-asian="CN" style:font-name-complex="Linux Libertine G"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5pt" fo:language="en" fo:country="US" style:letter-kerning="false" style:font-name-asian="Linux Libertine G" style:font-size-asian="10.5pt" style:language-asian="zh" style:country-asian="CN" style:font-name-complex="Linux Libertine G" style:font-size-complex="10.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24pt" fo:font-style="normal" style:text-underline-style="none" fo:font-weight="bold" style:font-name-asian="Times New Roman1" style:font-family-asian="'Times New Roman'" style:font-family-generic-asian="system" style:font-pitch-asian="variable" style:font-size-asian="24pt" style:font-style-asian="normal" style:font-weight-asian="bold" style:font-name-complex="Times New Roman1" style:font-family-complex="'Times New Roman'"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5" meta:paragraph-count="202" meta:word-count="4186" meta:character-count="24795" meta:non-whitespace-character-count="20809"/>
    <meta:generator>LibreOfficeDev/6.0.5.2$Linux_X86_64 LibreOffice_project/</meta:generator>
  </office:meta>
</office:document-meta>
</file>